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1000002C39559A4D803C588CE.png" manifest:media-type="image/png"/>
  <manifest:file-entry manifest:full-path="Pictures/1000000000000317000002C1BD64BC9B945EB332.png" manifest:media-type="image/png"/>
  <manifest:file-entry manifest:full-path="Pictures/1000000000000353000001E884991E82E7473EA1.png" manifest:media-type="image/png"/>
  <manifest:file-entry manifest:full-path="Pictures/10000000000002CF0000020516B8CFEF224B3EB8.png" manifest:media-type="image/png"/>
  <manifest:file-entry manifest:full-path="Pictures/10000000000002D8000001BFE5CB4654AF1D2C75.png" manifest:media-type="image/png"/>
  <manifest:file-entry manifest:full-path="Pictures/10000000000003510000018E4ADE4EA953C37783.png" manifest:media-type="image/png"/>
  <manifest:file-entry manifest:full-path="Pictures/10000000000002C900000155DB0D11ED32903C30.png" manifest:media-type="image/png"/>
  <manifest:file-entry manifest:full-path="Pictures/10000000000002F20000015AF24386858377DFDF.png" manifest:media-type="image/png"/>
  <manifest:file-entry manifest:full-path="Pictures/1000000000000350000001A087F8E70111618A34.png" manifest:media-type="image/png"/>
  <manifest:file-entry manifest:full-path="Pictures/100000000000035D0000020552D0A57F3F2D77F1.png" manifest:media-type="image/png"/>
  <manifest:file-entry manifest:full-path="Pictures/1000000000000358000001C99769334EDFF16692.png" manifest:media-type="image/png"/>
  <manifest:file-entry manifest:full-path="Pictures/10000000000003690000018359CBBED0C3B4C36C.png" manifest:media-type="image/png"/>
  <manifest:file-entry manifest:full-path="Pictures/100000000000032D00000123F176FC78D76DE04C.png" manifest:media-type="image/png"/>
  <manifest:file-entry manifest:full-path="Pictures/10000000000002DF000002C1E2A2B3992F9530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0fcdee" officeooo:paragraph-rsid="000fcd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18 - DHCP + ARP</text:h>
      <text:p text:style-name="P3">Wuke Zhang </text:p>
      <text:p text:style-name="P3"/>
      <text:p text:style-name="P3">1 – ASIR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4" text:anchor-type="char" svg:x="0.33cm" svg:y="0.826cm" svg:width="17cm" svg:height="9.747cm" draw:z-index="13"><draw:image xlink:href="Pictures/1000000000000353000001E884991E82E7473EA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1" text:anchor-type="char" svg:x="0.441cm" svg:y="3.773cm" svg:width="17cm" svg:height="12.18cm" draw:z-index="0"><draw:image xlink:href="Pictures/1000000000000317000002C1BD64BC9B945EB3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n2" text:anchor-type="char" svg:x="0.265cm" svg:y="5.366cm" svg:width="17cm" svg:height="12.224cm" draw:z-index="1"><draw:image xlink:href="Pictures/10000000000002CF0000020516B8CFEF224B3EB8.png" xlink:type="simple" xlink:show="embed" xlink:actuate="onLoad" draw:mime-type="image/png"/></draw:frame></text:p>
      <text:p text:style-name="P2"><draw:frame draw:style-name="fr1" draw:name="Imagen3" text:anchor-type="char" svg:x="0.286cm" svg:y="7.895cm" svg:width="17cm" svg:height="10.437cm" draw:z-index="2"><draw:image xlink:href="Pictures/10000000000002D8000001BFE5CB4654AF1D2C75.png" xlink:type="simple" xlink:show="embed" xlink:actuate="onLoad" draw:mime-type="image/png"/></draw:frame><draw:frame draw:style-name="fr1" draw:name="Imagen4" text:anchor-type="char" svg:x="0.243cm" svg:y="-0.991cm" svg:width="17cm" svg:height="8.13cm" draw:z-index="3"><draw:image xlink:href="Pictures/10000000000002C900000155DB0D11ED32903C30.png" xlink:type="simple" xlink:show="embed" xlink:actuate="onLoad" draw:mime-type="image/png"/></draw:frame><draw:frame draw:style-name="fr1" draw:name="Imagen5" text:anchor-type="char" svg:x="0.374cm" svg:y="18.725cm" svg:width="17cm" svg:height="7.8cm" draw:z-index="4"><draw:image xlink:href="Pictures/10000000000002F20000015AF24386858377DFDF.png" xlink:type="simple" xlink:show="embed" xlink:actuate="onLoad" draw:mime-type="image/png"/></draw:frame></text:p>
      <text:p text:style-name="P2"><draw:frame draw:style-name="fr1" draw:name="Imagen9" text:anchor-type="char" svg:x="0.31cm" svg:y="-1.505cm" svg:width="17cm" svg:height="16.307cm" draw:z-index="8"><draw:image xlink:href="Pictures/10000000000002E1000002C39559A4D803C588CE.png" xlink:type="simple" xlink:show="embed" xlink:actuate="onLoad" draw:mime-type="image/png"/></draw:frame><draw:frame draw:style-name="fr1" draw:name="Imagen10" text:anchor-type="char" svg:x="0.265cm" svg:y="15.009cm" svg:width="17cm" svg:height="7.969cm" draw:z-index="9"><draw:image xlink:href="Pictures/10000000000003510000018E4ADE4EA953C37783.png" xlink:type="simple" xlink:show="embed" xlink:actuate="onLoad" draw:mime-type="image/png"/></draw:frame></text:p>
      <text:p text:style-name="P2"><draw:frame draw:style-name="fr1" draw:name="Imagen11" text:anchor-type="char" svg:x="0cm" svg:y="-0.838cm" svg:width="17cm" svg:height="8.34cm" draw:z-index="10"><draw:image xlink:href="Pictures/1000000000000350000001A087F8E70111618A34.png" xlink:type="simple" xlink:show="embed" xlink:actuate="onLoad" draw:mime-type="image/png"/></draw:frame><draw:frame draw:style-name="fr1" draw:name="Imagen12" text:anchor-type="char" svg:x="-0.109cm" svg:y="7.784cm" svg:width="17cm" svg:height="9.075cm" draw:z-index="11"><draw:image xlink:href="Pictures/1000000000000358000001C99769334EDFF16692.png" xlink:type="simple" xlink:show="embed" xlink:actuate="onLoad" draw:mime-type="image/png"/></draw:frame><draw:frame draw:style-name="fr1" draw:name="Imagen13" text:anchor-type="char" svg:x="-0.111cm" svg:y="17.198cm" svg:width="17cm" svg:height="10.208cm" draw:z-index="12"><draw:image xlink:href="Pictures/100000000000035D0000020552D0A57F3F2D77F1.png" xlink:type="simple" xlink:show="embed" xlink:actuate="onLoad" draw:mime-type="image/png"/></draw:frame></text:p>
      <text:p text:style-name="P2"><draw:frame draw:style-name="fr1" draw:name="Imagen6" text:anchor-type="char" svg:x="0.483cm" svg:y="13.926cm" svg:width="15.757cm" svg:height="6.985cm" draw:z-index="5"><draw:image xlink:href="Pictures/10000000000003690000018359CBBED0C3B4C36C.png" xlink:type="simple" xlink:show="embed" xlink:actuate="onLoad" draw:mime-type="image/png"/></draw:frame><draw:frame draw:style-name="fr1" draw:name="Imagen7" text:anchor-type="char" svg:x="-0.067cm" svg:y="21.034cm" svg:width="17cm" svg:height="6.084cm" draw:z-index="6"><draw:image xlink:href="Pictures/100000000000032D00000123F176FC78D76DE04C.png" xlink:type="simple" xlink:show="embed" xlink:actuate="onLoad" draw:mime-type="image/png"/></draw:frame><draw:frame draw:style-name="fr1" draw:name="Imagen8" text:anchor-type="char" svg:x="0.353cm" svg:y="-0.887cm" svg:width="15.446cm" svg:height="14.815cm" draw:z-index="7"><draw:image xlink:href="Pictures/10000000000002DF000002C1E2A2B3992F9530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09:55:41.108000000</meta:creation-date>
    <dc:date>2024-04-01T10:32:40.332000000</dc:date>
    <meta:editing-duration>PT36M59S</meta:editing-duration>
    <meta:editing-cycles>1</meta:editing-cycles>
    <meta:document-statistic meta:table-count="0" meta:image-count="14" meta:object-count="0" meta:page-count="7" meta:paragraph-count="3" meta:word-count="10" meta:character-count="44" meta:non-whitespace-character-count="35"/>
    <meta:generator>LibreOffice/7.5.0.3$Windows_X86_64 LibreOffice_project/c21113d003cd3efa8c53188764377a8272d9d6de</meta:generator>
  </office:meta>
</office:document-meta>
</file>